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 1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-.4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5</text:p>
          </table:table-cell>
          <table:table-cell office:value-type="string">
            <text:p>17</text:p>
          </table:table-cell>
          <table:table-cell office:value-type="string">
            <text:p>89</text:p>
          </table:table-cell>
          <table:table-cell office:value-type="string">
            <text:p>.202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8.0</text:p>
          </table:table-cell>
        </table:table-row>
      </table:table>
      <table:table table:name="Sheet 2">
        <table:table-row>
          <table:table-cell office:value-type="string">
            <text:p>Purdu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Peters, B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Newton, Caitly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Evans, Ashle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Reisinger, Juliann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Dorn, Lexi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uttino, Shavona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Stahl, Azariah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0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Damler, Carissa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Williams, Erin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Van Zelst, Olivi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Atkinson, Sherridan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63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ohler, Blake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6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Otec, Jen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Cuttino, Danielle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7</text:p>
          </table:table-cell>
          <table:table-cell office:value-type="string">
            <text:p>83</text:p>
          </table:table-cell>
          <table:table-cell office:value-type="string">
            <text:p>.482</text:p>
          </table:table-cell>
          <table:table-cell office:value-type="string">
            <text:p>4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5.0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